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1" svg:font-family="sans-serif"/>
    <style:font-face style:name="Liberation Sans1" svg:font-family="'Liberation Sans'" style:font-pitch="variable"/>
    <style:font-face style:name="sans-serif" svg:font-family="sans-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3cm" svg:stroke-color="#ccffff" svg:stroke-opacity="0%" draw:stroke-linejoin="miter" draw:fill="solid" draw:fill-color="#2b0000" draw:opacity="0%" fo:padding-top="0.141cm" fo:padding-bottom="0.141cm" fo:padding-left="0.266cm" fo:padding-right="0.266cm"/>
    </style:style>
    <style:style style:name="gr2" style:family="graphic" style:parent-style-name="standard">
      <style:graphic-properties draw:stroke="solid" svg:stroke-width="0.033cm" svg:stroke-color="#ccffff" svg:stroke-opacity="0%" draw:stroke-linejoin="miter" draw:fill="solid" draw:fill-color="#280b0b" draw:opacity="0%" fo:padding-top="0.141cm" fo:padding-bottom="0.141cm" fo:padding-left="0.266cm" fo:padding-right="0.266cm"/>
    </style:style>
    <style:style style:name="gr3" style:family="graphic" style:parent-style-name="standard">
      <style:graphic-properties draw:stroke="solid" svg:stroke-width="0.033cm" svg:stroke-color="#ccffff" svg:stroke-opacity="0%" draw:stroke-linejoin="miter" draw:fill="solid" draw:fill-color="#40c049" fo:padding-top="0.141cm" fo:padding-bottom="0.141cm" fo:padding-left="0.266cm" fo:padding-right="0.266cm"/>
    </style:style>
    <style:style style:name="gr4" style:family="graphic" style:parent-style-name="standard">
      <style:graphic-properties draw:stroke="solid" svg:stroke-width="0.033cm" svg:stroke-color="#ccffff" svg:stroke-opacity="0%" draw:stroke-linejoin="miter" draw:fill="solid" draw:fill-color="#40c085" fo:padding-top="0.141cm" fo:padding-bottom="0.141cm" fo:padding-left="0.266cm" fo:padding-right="0.266cm"/>
    </style:style>
    <style:style style:name="gr5" style:family="graphic" style:parent-style-name="standard">
      <style:graphic-properties draw:stroke="solid" svg:stroke-width="0.033cm" svg:stroke-color="#ccffff" svg:stroke-opacity="0%" draw:stroke-linejoin="miter" draw:fill="solid" draw:fill-color="#40c0c0" fo:padding-top="0.141cm" fo:padding-bottom="0.141cm" fo:padding-left="0.266cm" fo:padding-right="0.266cm"/>
    </style:style>
    <style:style style:name="gr6" style:family="graphic" style:parent-style-name="standard">
      <style:graphic-properties draw:stroke="solid" svg:stroke-width="0.033cm" svg:stroke-color="#ccffff" svg:stroke-opacity="0%" draw:stroke-linejoin="miter" draw:fill="solid" draw:fill-color="#4046bf" fo:padding-top="0.141cm" fo:padding-bottom="0.141cm" fo:padding-left="0.266cm" fo:padding-right="0.266cm"/>
    </style:style>
    <style:style style:name="gr7" style:family="graphic" style:parent-style-name="standard">
      <style:graphic-properties draw:stroke="solid" svg:stroke-width="0.033cm" svg:stroke-color="#ccffff" svg:stroke-opacity="0%" draw:stroke-linejoin="miter" draw:fill="solid" draw:fill-color="#4182bf" fo:padding-top="0.141cm" fo:padding-bottom="0.141cm" fo:padding-left="0.266cm" fo:padding-right="0.266cm"/>
    </style:style>
    <style:style style:name="gr8" style:family="graphic" style:parent-style-name="standard">
      <style:graphic-properties draw:stroke="none" svg:stroke-width="0.125cm" draw:stroke-linejoin="miter" draw:fill="solid" draw:fill-color="#000000"/>
    </style:style>
    <style:style style:name="gr9" style:family="graphic" style:parent-style-name="standard">
      <style:graphic-properties draw:stroke="solid" svg:stroke-width="0.033cm" svg:stroke-color="#ccffff" svg:stroke-opacity="0%" draw:stroke-linejoin="miter" draw:fill="solid" draw:fill-color="#00eef0" fo:padding-top="0.141cm" fo:padding-bottom="0.141cm" fo:padding-left="0.266cm" fo:padding-right="0.266cm"/>
    </style:style>
    <style:style style:name="gr10" style:family="graphic" style:parent-style-name="standard">
      <style:graphic-properties draw:stroke="solid" svg:stroke-width="0.033cm" svg:stroke-color="#ccffff" svg:stroke-opacity="0%" draw:stroke-linejoin="miter" draw:fill="solid" draw:fill-color="#19ffff" fo:padding-top="0.141cm" fo:padding-bottom="0.141cm" fo:padding-left="0.266cm" fo:padding-right="0.266cm"/>
    </style:style>
    <style:style style:name="gr11" style:family="graphic" style:parent-style-name="standard">
      <style:graphic-properties draw:stroke="solid" svg:stroke-width="0.033cm" svg:stroke-color="#ccffff" svg:stroke-opacity="0%" draw:stroke-linejoin="miter" draw:fill="solid" draw:fill-color="#41ffff" fo:padding-top="0.141cm" fo:padding-bottom="0.141cm" fo:padding-left="0.266cm" fo:padding-right="0.266cm"/>
    </style:style>
    <style:style style:name="gr12" style:family="graphic" style:parent-style-name="standard">
      <style:graphic-properties draw:stroke="solid" svg:stroke-width="0.033cm" svg:stroke-color="#ccffff" svg:stroke-opacity="0%" draw:stroke-linejoin="miter" draw:fill="solid" draw:fill-color="#69ffff" fo:padding-top="0.141cm" fo:padding-bottom="0.141cm" fo:padding-left="0.266cm" fo:padding-right="0.266cm"/>
    </style:style>
    <style:style style:name="gr13" style:family="graphic" style:parent-style-name="standard">
      <style:graphic-properties draw:stroke="solid" svg:stroke-width="0.033cm" svg:stroke-color="#ccffff" svg:stroke-opacity="0%" draw:stroke-linejoin="miter" draw:fill="solid" draw:fill-color="#91ffff" fo:padding-top="0.141cm" fo:padding-bottom="0.141cm" fo:padding-left="0.266cm" fo:padding-right="0.266cm"/>
    </style:style>
    <style:style style:name="gr14" style:family="graphic" style:parent-style-name="standard">
      <style:graphic-properties draw:stroke="solid" svg:stroke-width="0.033cm" svg:stroke-color="#ccffff" svg:stroke-opacity="0%" draw:stroke-linejoin="miter" draw:fill="solid" draw:fill-color="#00ffff" fo:padding-top="0.141cm" fo:padding-bottom="0.141cm" fo:padding-left="0.266cm" fo:padding-right="0.266cm"/>
    </style:style>
    <style:style style:name="gr15" style:family="graphic" style:parent-style-name="standard">
      <style:graphic-properties draw:stroke="none" svg:stroke-width="0.033cm" draw:stroke-linejoin="miter" draw:fill="solid" draw:fill-color="#000000"/>
    </style:style>
    <style:style style:name="gr16" style:family="graphic" style:parent-style-name="standard">
      <style:graphic-properties draw:stroke="none" svg:stroke-width="0.033cm" draw:stroke-linejoin="miter" draw:fill="solid" draw:fill-color="#000000" draw:opacity="0%"/>
    </style:style>
    <style:style style:name="gr17" style:family="graphic" style:parent-style-name="standard">
      <style:graphic-properties draw:stroke="solid" svg:stroke-width="0.033cm" svg:stroke-color="#000000" svg:stroke-opacity="0%" draw:stroke-linejoin="miter" draw:fill="solid" draw:fill-color="#00d2d2" draw:opacity="0%" fo:padding-top="0.141cm" fo:padding-bottom="0.141cm" fo:padding-left="0.266cm" fo:padding-right="0.266cm"/>
    </style:style>
    <style:style style:name="gr18" style:family="graphic" style:parent-style-name="standard">
      <style:graphic-properties draw:stroke="solid" svg:stroke-width="0.033cm" svg:stroke-color="#000000" svg:stroke-opacity="0%" draw:stroke-linejoin="miter" draw:fill="solid" draw:fill-color="#54abac" fo:padding-top="0.141cm" fo:padding-bottom="0.141cm" fo:padding-left="0.266cm" fo:padding-right="0.266cm"/>
    </style:style>
    <style:style style:name="gr19" style:family="graphic" style:parent-style-name="standard">
      <style:graphic-properties draw:stroke="solid" svg:stroke-width="0.033cm" svg:stroke-color="#000000" svg:stroke-opacity="0%" draw:stroke-linejoin="miter" draw:fill="solid" draw:fill-color="#4ab5b6" fo:padding-top="0.141cm" fo:padding-bottom="0.141cm" fo:padding-left="0.266cm" fo:padding-right="0.266cm"/>
    </style:style>
    <style:style style:name="gr20" style:family="graphic" style:parent-style-name="standard">
      <style:graphic-properties draw:stroke="solid" svg:stroke-width="0.033cm" svg:stroke-color="#000000" svg:stroke-opacity="0%" draw:stroke-linejoin="miter" draw:fill="solid" draw:fill-color="#40bfc0" fo:padding-top="0.141cm" fo:padding-bottom="0.141cm" fo:padding-left="0.266cm" fo:padding-right="0.266cm"/>
    </style:style>
    <style:style style:name="gr21" style:family="graphic" style:parent-style-name="standard">
      <style:graphic-properties draw:stroke="solid" svg:stroke-width="0.033cm" svg:stroke-color="#000000" svg:stroke-opacity="0%" draw:stroke-linejoin="miter" draw:fill="solid" draw:fill-color="#36c9ca" fo:padding-top="0.141cm" fo:padding-bottom="0.141cm" fo:padding-left="0.266cm" fo:padding-right="0.266cm"/>
    </style:style>
    <style:style style:name="gr22" style:family="graphic" style:parent-style-name="standard">
      <style:graphic-properties draw:stroke="solid" svg:stroke-width="0.033cm" svg:stroke-color="#000000" svg:stroke-opacity="0%" draw:stroke-linejoin="miter" draw:fill="solid" draw:fill-color="#2cd3d4" fo:padding-top="0.141cm" fo:padding-bottom="0.141cm" fo:padding-left="0.266cm" fo:padding-right="0.266cm"/>
    </style:style>
    <style:style style:name="gr23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auto-grow-width="true" fo:min-height="0.225cm" fo:min-width="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auto-grow-width="true" fo:min-height="2.238cm" fo:min-width="1.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auto-grow-width="true" fo:min-height="1.3cm" fo:min-width="2.30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auto-grow-width="true" fo:min-height="1.6cm" fo:min-width="3.18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auto-grow-width="true" fo:min-height="1.7cm" fo:min-width="3.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auto-grow-width="true" fo:min-height="1.143cm" fo:min-width="1.92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auto-grow-width="true" fo:min-height="1.3cm" fo:min-width="2.75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auto-grow-width="true" fo:min-height="1.1cm" fo:min-width="1.82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auto-grow-width="true" fo:min-height="1.485cm" fo:min-width="3.17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auto-grow-width="true" fo:min-height="0.9cm" fo:min-width="1.69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auto-grow-width="true" fo:min-height="0.048cm" fo:min-width="1.90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auto-grow-width="true" fo:min-height="0.758cm" fo:min-width="1.82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auto-grow-width="true" fo:min-height="0.156cm" fo:min-width="1.90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auto-grow-width="true" fo:min-height="0.7cm" fo:min-width="1.69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auto-grow-width="true" fo:min-height="1.514cm" fo:min-width="2.91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auto-grow-width="true" fo:min-height="0.1cm" fo:min-width="1.918cm" fo:padding-top="0cm" fo:padding-bottom="0cm" fo:padding-left="0cm" fo:padding-right="0cm"/>
    </style:style>
    <style:style style:name="P1" style:family="paragraph">
      <loext:graphic-properties draw:fill="solid" draw:fill-color="#2b0000" draw:opacity="0%"/>
    </style:style>
    <style:style style:name="P2" style:family="paragraph">
      <loext:graphic-properties draw:fill="solid" draw:fill-color="#280b0b" draw:opacity="0%"/>
    </style:style>
    <style:style style:name="P3" style:family="paragraph">
      <loext:graphic-properties draw:fill="solid" draw:fill-color="#40c049"/>
    </style:style>
    <style:style style:name="P4" style:family="paragraph">
      <loext:graphic-properties draw:fill="solid" draw:fill-color="#40c085"/>
    </style:style>
    <style:style style:name="P5" style:family="paragraph">
      <loext:graphic-properties draw:fill="solid" draw:fill-color="#40c0c0"/>
    </style:style>
    <style:style style:name="P6" style:family="paragraph">
      <loext:graphic-properties draw:fill="solid" draw:fill-color="#4046bf"/>
    </style:style>
    <style:style style:name="P7" style:family="paragraph">
      <loext:graphic-properties draw:fill="solid" draw:fill-color="#4182b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00eef0"/>
    </style:style>
    <style:style style:name="P10" style:family="paragraph">
      <loext:graphic-properties draw:fill="solid" draw:fill-color="#19ffff"/>
    </style:style>
    <style:style style:name="P11" style:family="paragraph">
      <loext:graphic-properties draw:fill="solid" draw:fill-color="#41ffff"/>
    </style:style>
    <style:style style:name="P12" style:family="paragraph">
      <loext:graphic-properties draw:fill="solid" draw:fill-color="#69ffff"/>
    </style:style>
    <style:style style:name="P13" style:family="paragraph">
      <loext:graphic-properties draw:fill="solid" draw:fill-color="#91ffff"/>
    </style:style>
    <style:style style:name="P14" style:family="paragraph">
      <loext:graphic-properties draw:fill="solid" draw:fill-color="#00ffff"/>
    </style:style>
    <style:style style:name="P15" style:family="paragraph">
      <loext:graphic-properties draw:fill="solid" draw:fill-color="#000000" draw:opacity="0%"/>
    </style:style>
    <style:style style:name="P16" style:family="paragraph">
      <loext:graphic-properties draw:fill="solid" draw:fill-color="#00d2d2" draw:opacity="0%"/>
    </style:style>
    <style:style style:name="P17" style:family="paragraph">
      <loext:graphic-properties draw:fill="solid" draw:fill-color="#54abac"/>
    </style:style>
    <style:style style:name="P18" style:family="paragraph">
      <loext:graphic-properties draw:fill="solid" draw:fill-color="#4ab5b6"/>
    </style:style>
    <style:style style:name="P19" style:family="paragraph">
      <loext:graphic-properties draw:fill="solid" draw:fill-color="#40bfc0"/>
    </style:style>
    <style:style style:name="P20" style:family="paragraph">
      <loext:graphic-properties draw:fill="solid" draw:fill-color="#36c9ca"/>
    </style:style>
    <style:style style:name="P21" style:family="paragraph">
      <loext:graphic-properties draw:fill="solid" draw:fill-color="#2cd3d4"/>
    </style:style>
    <style:style style:name="P22" style:family="paragraph">
      <loext:graphic-properties draw:fill="none"/>
    </style:style>
    <style:style style:name="P23" style:family="paragraph">
      <style:paragraph-properties fo:text-align="start"/>
      <style:text-properties fo:font-size="32pt" style:font-size-asian="18pt" style:font-size-complex="18pt"/>
    </style:style>
    <style:style style:name="P24" style:family="paragraph">
      <loext:graphic-properties draw:fill="none"/>
      <style:paragraph-properties fo:text-align="start"/>
      <style:text-properties fo:font-size="32pt" style:font-size-asian="18pt" style:font-size-complex="18pt"/>
    </style:style>
    <style:style style:name="P25" style:family="paragraph">
      <style:paragraph-properties fo:text-align="start"/>
      <style:text-properties fo:font-size="32pt" style:font-size-asian="16pt" style:font-size-complex="16pt"/>
    </style:style>
    <style:style style:name="P26" style:family="paragraph">
      <loext:graphic-properties draw:fill="none"/>
      <style:paragraph-properties fo:text-align="start"/>
      <style:text-properties fo:font-size="32pt" style:font-size-asian="16pt" style:font-size-complex="16pt"/>
    </style:style>
    <style:style style:name="P27" style:family="paragraph">
      <style:paragraph-properties fo:text-align="start"/>
      <style:text-properties fo:font-size="18pt" style:font-size-asian="18pt" style:font-size-complex="18pt"/>
    </style:style>
    <style:style style:name="P28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P30" style:family="paragraph">
      <loext:graphic-properties draw:fill="none"/>
      <style:text-properties fo:font-size="16pt" style:font-size-asian="16pt" style:font-size-complex="16pt"/>
    </style:style>
    <style:style style:name="P31" style:family="paragraph">
      <style:paragraph-properties fo:text-align="start"/>
      <style:text-properties fo:font-size="32pt" style:font-size-asian="22pt" style:font-size-complex="22pt"/>
    </style:style>
    <style:style style:name="P32" style:family="paragraph">
      <loext:graphic-properties draw:fill="none"/>
      <style:paragraph-properties fo:text-align="start"/>
      <style:text-properties fo:font-size="32pt" style:font-size-asian="22pt" style:font-size-complex="22pt"/>
    </style:style>
    <style:style style:name="P33" style:family="paragraph">
      <style:paragraph-properties fo:text-align="start"/>
      <style:text-properties fo:font-size="32pt" style:font-size-asian="20pt" style:font-size-complex="20pt"/>
    </style:style>
    <style:style style:name="P34" style:family="paragraph">
      <loext:graphic-properties draw:fill="none"/>
      <style:paragraph-properties fo:text-align="start"/>
      <style:text-properties fo:font-size="32pt" style:font-size-asian="20pt" style:font-size-complex="20pt"/>
    </style:style>
    <style:style style:name="T1" style:family="text">
      <style:text-properties fo:font-variant="normal" fo:text-transform="none" fo:color="#000000" style:font-name="sans-serif1" fo:font-style="normal" fo:font-weight="100" style:font-size-asian="18pt" style:font-size-complex="18pt"/>
    </style:style>
    <style:style style:name="T2" style:family="text">
      <style:text-properties fo:font-variant="normal" fo:text-transform="none" fo:color="#000000" style:font-name="sans-serif1" fo:font-style="normal" fo:font-weight="100" style:font-size-asian="16pt" style:font-size-complex="16pt"/>
    </style:style>
    <style:style style:name="T3" style:family="text">
      <style:text-properties fo:font-variant="normal" fo:text-transform="none" fo:color="#000000" style:font-name="sans-serif1" fo:font-size="32pt" fo:font-style="normal" fo:font-weight="100" style:font-size-asian="32pt" style:font-size-complex="32pt"/>
    </style:style>
    <style:style style:name="T4" style:family="text">
      <style:text-properties fo:font-variant="normal" fo:text-transform="none" fo:color="#000000" style:font-name="sans-serif1" fo:font-style="normal" fo:font-weight="100" style:font-size-asian="22pt" style:font-size-complex="22pt"/>
    </style:style>
    <style:style style:name="T5" style:family="text">
      <style:text-properties fo:font-variant="normal" fo:text-transform="none" fo:color="#000000" style:font-name="sans-serif1" fo:font-style="normal" fo:font-weight="100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5cm" svg:height="5cm" svg:x="6.898cm" svg:y="7.643cm" svg:viewBox="0 0 5001 5001" draw:points="0,0 0,5001 5001,5001 5001,0">
          <text:p/>
        </draw:polygon>
        <draw:polygon draw:style-name="gr2" draw:text-style-name="P2" draw:layer="layout" svg:width="5cm" svg:height="5cm" svg:x="2.835cm" svg:y="9.155cm" svg:viewBox="0 0 5001 5001" draw:points="0,0 0,5001 5001,5001 5001,0">
          <text:p/>
        </draw:polygon>
        <draw:polygon draw:style-name="gr3" draw:text-style-name="P3" draw:layer="layout" svg:width="5cm" svg:height="5cm" svg:x="0.199cm" svg:y="0.099cm" svg:viewBox="0 0 5001 5001" draw:points="2501,5001 0,5001 0,0 5001,0 5001,5001">
          <text:p/>
        </draw:polygon>
        <draw:polygon draw:style-name="gr4" draw:text-style-name="P4" draw:layer="layout" svg:width="5cm" svg:height="5cm" svg:x="5.242cm" svg:y="0.151cm" svg:viewBox="0 0 5001 5001" draw:points="2501,5001 0,5001 0,0 5001,0 5001,5001">
          <text:p/>
        </draw:polygon>
        <draw:polygon draw:style-name="gr5" draw:text-style-name="P5" draw:layer="layout" svg:width="5cm" svg:height="5cm" svg:x="10.242cm" svg:y="0.151cm" svg:viewBox="0 0 5001 5001" draw:points="2501,5001 0,5001 0,0 5001,0 5001,5001">
          <text:p/>
        </draw:polygon>
        <draw:polygon draw:style-name="gr6" draw:text-style-name="P6" draw:layer="layout" svg:width="5cm" svg:height="5cm" svg:x="20.199cm" svg:y="0.099cm" svg:viewBox="0 0 5001 5001" draw:points="2501,5001 0,5001 0,0 5001,0 5001,5001">
          <text:p/>
        </draw:polygon>
        <draw:polygon draw:style-name="gr7" draw:text-style-name="P7" draw:layer="layout" svg:width="5cm" svg:height="5cm" svg:x="15.199cm" svg:y="0.099cm" svg:viewBox="0 0 5001 5001" draw:points="2501,5001 0,5001 0,0 5001,0 5001,5001">
          <text:p/>
        </draw:polygon>
        <draw:polygon draw:style-name="gr8" draw:text-style-name="P8" draw:layer="layout" svg:width="4.757cm" svg:height="12.43cm" svg:x="99.135cm" svg:y="140.622cm" svg:viewBox="0 0 4758 12431" draw:points="2379,12431 0,12431 0,0 4758,0 4758,12431">
          <text:p/>
        </draw:polygon>
        <draw:polygon draw:style-name="gr8" draw:text-style-name="P8" draw:layer="layout" svg:width="96.225cm" svg:height="47.207cm" svg:x="2.143cm" svg:y="39.244cm" svg:viewBox="0 0 96226 47208" draw:points="48113,47208 0,47208 0,0 96226,0 96226,47208">
          <text:p/>
        </draw:polygon>
        <draw:polygon draw:style-name="gr8" draw:text-style-name="P8" draw:layer="layout" svg:width="2.609cm" svg:height="13.198cm" svg:x="49.874cm" svg:y="35.656cm" svg:viewBox="0 0 2610 13199" draw:points="1305,13199 0,13199 0,0 2610,0 2610,13199">
          <text:p/>
        </draw:polygon>
        <draw:polygon draw:style-name="gr8" draw:text-style-name="P8" draw:layer="layout" svg:width="93.917cm" svg:height="26.242cm" svg:x="4.297cm" svg:y="59.595cm" svg:viewBox="0 0 93918 26243" draw:points="46959,26243 0,26243 0,0 93918,0 93918,26243">
          <text:p/>
        </draw:polygon>
        <draw:polygon draw:style-name="gr8" draw:text-style-name="P8" draw:layer="layout" svg:width="18.415cm" svg:height="26.088cm" svg:x="2.148cm" svg:y="59.442cm" svg:viewBox="0 0 18416 26089" draw:points="9208,26089 0,26089 0,0 18416,0 18416,26089">
          <text:p/>
        </draw:polygon>
        <draw:polygon draw:style-name="gr9" draw:text-style-name="P9" draw:layer="layout" svg:width="5cm" svg:height="5cm" svg:x="0.65cm" svg:y="13.169cm" svg:viewBox="0 0 5001 5001" draw:points="0,0 0,5001 5001,5001 5001,0">
          <text:p/>
        </draw:polygon>
        <draw:polygon draw:style-name="gr10" draw:text-style-name="P10" draw:layer="layout" svg:width="5cm" svg:height="5cm" svg:x="5.65cm" svg:y="13.169cm" svg:viewBox="0 0 5001 5001" draw:points="0,0 0,5001 5001,5001 5001,0">
          <text:p/>
        </draw:polygon>
        <draw:polygon draw:style-name="gr11" draw:text-style-name="P11" draw:layer="layout" svg:width="5cm" svg:height="5cm" svg:x="10.65cm" svg:y="13.169cm" svg:viewBox="0 0 5001 5001" draw:points="0,0 0,5001 5001,5001 5001,0">
          <text:p/>
        </draw:polygon>
        <draw:polygon draw:style-name="gr12" draw:text-style-name="P12" draw:layer="layout" svg:width="5cm" svg:height="5cm" svg:x="15.65cm" svg:y="13.169cm" svg:viewBox="0 0 5001 5001" draw:points="0,0 0,5001 5001,5001 5001,0">
          <text:p/>
        </draw:polygon>
        <draw:polygon draw:style-name="gr13" draw:text-style-name="P13" draw:layer="layout" svg:width="5cm" svg:height="5cm" svg:x="20.65cm" svg:y="13.169cm" svg:viewBox="0 0 5001 5001" draw:points="0,0 0,5001 5001,5001 5001,0">
          <text:p/>
        </draw:polygon>
        <draw:polygon draw:style-name="gr14" draw:text-style-name="P14" draw:layer="layout" svg:width="0.122cm" svg:height="0.162cm" svg:x="2.071cm" svg:y="3.1cm" svg:viewBox="0 0 123 163" draw:points="61,163 0,163 0,0 123,0 123,163">
          <text:p/>
        </draw:polygon>
        <draw:polygon draw:style-name="gr14" draw:text-style-name="P14" draw:layer="layout" svg:width="0.041cm" svg:height="0.203cm" svg:x="1.421cm" svg:y="0.745cm" svg:viewBox="0 0 42 204" draw:points="21,204 0,204 0,0 42,0 42,204">
          <text:p/>
        </draw:polygon>
        <draw:path draw:style-name="gr15" draw:text-style-name="P8" draw:layer="layout" svg:width="4.212cm" svg:height="4.573cm" svg:x="6.1cm" svg:y="18.426cm" svg:viewBox="0 0 4213 4574" svg:d="M2995 0c-38 0-80 5-126 16-45 11-94 27-147 48v132c52-29 100-51 145-65 46-14 89-21 130-21 58 0 105 16 141 48 36 33 54 74 54 126 0 31-9 63-25 96-17 32-46 72-88 119-22 25-75 81-161 167-85 86-153 155-202 206v110h612v-110h-455c105-107 186-190 244-250s92-96 103-108c39-49 66-90 80-126 15-35 23-73 23-113 0-83-30-150-89-200-60-50-139-75-239-75zM3882 0c-96 0-171 22-226 67s-82 106-82 183c0 55 15 102 46 140 32 39 75 65 131 78-63 15-112 44-147 86-35 43-53 95-53 157 0 93 28 165 85 215 58 50 139 75 246 75 106 0 188-25 245-75s86-122 86-215c0-62-18-114-53-157-35-42-84-71-147-86 56-13 99-39 130-78 31-38 47-85 47-140 0-77-27-138-82-183s-130-67-226-67zM43 17v965h130v-459h474v459h131v-965h-131v396h-474v-396zM2152 17l-230 47v119l231-47v736h-213v110h556v-110h-213v-855zM3882 103c56 0 100 14 131 42 32 28 48 67 48 117s-16 89-48 117c-31 28-75 42-131 42-57 0-101-14-132-42s-47-67-47-117 16-89 47-117 75-42 132-42zM1484 298v164h136v-164zM3882 524c62 0 111 17 146 50 36 33 54 79 54 137 0 57-18 103-54 137-35 33-84 49-146 49s-111-16-147-49c-35-33-53-79-53-137s18-104 53-137c36-33 85-50 147-50zM1484 818v164h136v-164zM339 1787c-106 0-189 24-249 73s-90 117-90 202c0 73 22 131 65 172 44 42 114 72 212 91l79 16c66 13 114 33 143 60s44 64 44 111c0 54-21 96-61 125-40 30-98 44-173 44-49 0-99-7-149-22-51-15-103-38-156-67v134c55 20 108 36 159 46 52 10 101 15 146 15 122 0 213-24 276-72s94-119 94-213c0-78-23-140-70-187-46-47-118-80-215-98l-79-16c-71-14-120-31-146-53-25-22-38-54-38-97 0-50 19-90 58-117 38-28 93-41 164-41 41 0 84 5 128 17s90 29 140 53v-127c-49-17-97-29-144-37s-93-12-138-12zM1997 1787c-38 0-80 5-125 16-46 11-95 26-148 48v131c52-29 101-50 146-64s89-22 130-22c57 0 104 17 140 49s54 74 54 125c0 32-8 64-25 96-16 33-45 72-87 119-22 25-76 81-162 168-85 86-152 155-202 206v110h613v-110h-456c105-107 187-191 244-250 58-60 92-96 103-109 39-48 66-90 81-125 15-36 22-74 22-113 0-84-29-151-89-200-59-50-139-75-239-75zM2606 1804v485c37-17 72-29 106-37 35-7 70-11 105-11 75 0 134 19 177 59 44 39 65 92 65 159s-21 121-65 160c-43 39-102 59-177 59-46 0-90-6-131-16s-82-26-120-47v131c44 14 88 24 130 31s83 10 124 10c117 0 208-28 273-86 65-57 97-138 97-242 0-101-32-181-94-240-63-59-149-88-256-88-19 0-38 2-57 5s-38 8-57 14v-236h393v-110zM3449 1804v485c36-17 71-29 106-37 35-7 70-11 105-11 74 0 133 19 177 59 43 39 65 92 65 159s-22 121-65 160c-44 39-103 59-177 59-47 0-90-6-132-16-41-10-81-26-120-47v131c45 14 88 24 130 31s84 10 124 10c118 0 209-28 273-86 65-57 97-138 97-242 0-101-31-181-94-240s-148-88-256-88c-19 0-38 2-57 5s-38 8-57 14v-236h393v-110zM1329 2084v165h136v-165zM1329 2605v164h136v-164zM3623 3573c-108 0-190 43-248 129-57 85-85 209-85 372 0 162 28 286 85 372 58 85 140 128 248 128s191-43 248-128c57-86 86-210 86-372 0-163-29-287-86-372-57-86-140-129-248-129zM43 3591v964h600v-110h-470v-854zM1894 3591l-231 46v119l232-46v735h-213v110h555v-110h-213v-854zM2826 3591l-401 611v126h435v227h130v-227h138v-109h-138v-628zM3623 3677c68 0 119 33 152 99 34 66 51 165 51 298 0 132-17 231-51 298-33 66-84 99-152 99-67 0-117-33-151-99-34-67-51-166-51-298 0-133 17-232 51-298s84-99 151-99zM2860 3704v515h-329zM1226 3871v164h136v-164zM1226 4391v164h136v-164z">
          <text:p/>
        </draw:path>
        <draw:path draw:style-name="gr15" draw:text-style-name="P8" draw:layer="layout" svg:width="4.212cm" svg:height="4.573cm" svg:x="11.009cm" svg:y="18.481cm" svg:viewBox="0 0 4213 4574" svg:d="M2995 0c-38 0-80 5-126 16-45 11-94 27-147 48v132c52-29 100-51 145-65 46-14 89-21 130-21 58 0 105 16 141 48 36 33 54 74 54 126 0 31-9 63-25 96-17 32-46 72-88 119-22 25-75 81-161 167-85 86-153 155-202 206v110h612v-110h-455c105-107 186-190 244-250s92-96 103-108c39-49 66-90 80-126 15-35 23-73 23-113 0-83-30-150-89-200-60-50-139-75-239-75zM3882 0c-96 0-171 22-226 67s-82 106-82 183c0 55 15 102 46 140 32 39 75 65 131 78-63 15-112 44-147 86-35 43-53 95-53 157 0 93 28 165 85 215 58 50 139 75 246 75 106 0 188-25 245-75s86-122 86-215c0-62-18-114-53-157-35-42-84-71-147-86 56-13 99-39 130-78 31-38 47-85 47-140 0-77-27-138-82-183s-130-67-226-67zM43 17v965h130v-459h474v459h131v-965h-131v396h-474v-396zM2152 17l-230 47v119l231-47v736h-213v110h556v-110h-213v-855zM3882 103c56 0 100 14 131 42 32 28 48 67 48 117s-16 89-48 117c-31 28-75 42-131 42-57 0-101-14-132-42s-47-67-47-117 16-89 47-117 75-42 132-42zM1484 298v164h136v-164zM3882 524c62 0 111 17 146 50 36 33 54 79 54 137 0 57-18 103-54 137-35 33-84 49-146 49s-111-16-147-49c-35-33-53-79-53-137s18-104 53-137c36-33 85-50 147-50zM1484 818v164h136v-164zM339 1787c-106 0-189 24-249 73s-90 117-90 202c0 74 22 131 65 172 44 42 114 72 212 91l79 16c66 13 114 33 143 60s44 64 44 111c0 54-21 96-61 126-40 29-98 43-173 43-49 0-99-7-149-22-51-15-103-38-156-67v134c55 20 108 36 159 46 52 10 101 15 146 15 122 0 213-24 276-72s94-119 94-212c0-79-23-141-70-188-46-47-118-80-215-98l-79-16c-71-14-120-31-146-53-25-22-38-54-38-96 0-51 19-90 58-118 38-28 93-41 164-41 41 0 84 5 128 17s90 29 140 53v-127c-49-17-97-29-144-37s-93-12-138-12zM1997 1787c-38 0-80 5-125 16-46 11-95 27-148 48v131c52-28 101-50 146-64s89-22 130-22c57 0 104 17 140 49s54 74 54 125c0 32-8 64-25 97-16 32-45 71-87 118-22 25-76 81-162 168-85 86-152 155-202 206v110h613v-110h-456c105-107 187-191 244-250 58-60 92-96 103-109 39-48 66-90 81-125 15-36 22-73 22-113 0-84-29-150-89-200-59-50-139-75-239-75zM2606 1804v485c37-17 72-29 106-37 35-7 70-11 105-11 75 0 134 19 177 59 44 39 65 92 65 159s-21 121-65 160c-43 39-102 59-177 59-46 0-90-6-131-16s-82-26-120-47v131c44 14 88 24 130 31s83 10 124 10c117 0 208-28 273-85 65-58 97-139 97-243 0-101-32-180-94-239-63-59-149-89-256-89-19 0-38 2-57 5s-38 8-57 14v-236h393v-110zM3449 1804v485c36-17 71-29 106-37 35-7 70-11 105-11 74 0 133 19 177 59 43 39 65 92 65 159s-22 121-65 160c-44 39-103 59-177 59-47 0-90-6-132-16-41-10-81-26-120-47v131c45 14 88 24 130 31s84 10 124 10c118 0 209-28 273-85 65-58 97-139 97-243 0-101-31-180-94-239s-148-89-256-89c-19 0-38 2-57 5s-38 8-57 14v-236h393v-110zM1329 2085v164h136v-164zM1329 2605v164h136v-164zM2853 3573c-122 0-219 46-292 137-72 90-108 212-108 364 0 162 29 286 88 372 59 85 144 128 256 128 97 0 175-30 234-90 58-60 88-139 88-238 0-101-28-181-85-240-56-59-132-88-229-88-46 0-89 10-127 30s-70 48-96 86c7-118 33-205 78-264 46-58 112-87 198-87 32 0 65 4 99 12 33 9 66 20 99 36v-119c-36-13-71-23-105-29-33-6-66-10-98-10zM3623 3573c-108 0-190 43-248 129-57 85-85 209-85 372 0 162 28 286 85 372 58 85 140 128 248 128s191-43 248-128c57-86 86-210 86-372 0-163-29-287-86-372-57-86-140-129-248-129zM43 3591v964h600v-109h-470v-855zM1894 3591l-231 46v119l232-46v736h-213v109h555v-109h-213v-855zM3623 3677c68 0 119 33 152 99 34 66 51 165 51 298 0 132-17 232-51 298-33 66-84 99-152 99-67 0-117-33-151-99s-51-166-51-298c0-133 17-232 51-298s84-99 151-99zM1226 3871v164h136v-164zM2797 4021c59 0 105 20 139 60s52 95 52 165c0 69-18 124-52 165-34 40-80 60-139 60s-105-20-140-60c-34-41-51-96-51-165 0-70 17-125 51-165 35-40 81-60 140-60zM1226 4391v164h136v-164z">
          <text:p/>
        </draw:path>
        <draw:path draw:style-name="gr15" draw:text-style-name="P8" draw:layer="layout" svg:width="4.212cm" svg:height="4.573cm" svg:x="16.166cm" svg:y="18.643cm" svg:viewBox="0 0 4213 4574" svg:d="M2995 0c-38 0-80 5-126 16-45 11-94 27-147 48v132c52-29 100-51 145-65 46-14 89-21 130-21 58 0 105 16 141 48 36 33 54 74 54 126 0 31-9 63-25 96-17 32-46 72-88 119-22 25-75 81-161 167-85 86-153 155-202 206v110h612v-110h-455c105-107 186-190 244-250s92-96 103-108c39-49 66-90 80-126 15-35 23-73 23-113 0-83-30-150-89-200-60-50-139-75-239-75zM3882 0c-96 0-171 22-226 67s-82 106-82 183c0 55 15 102 46 140 32 39 75 65 131 78-63 15-112 44-147 86-35 43-53 95-53 157 0 93 28 165 85 215 58 50 139 75 246 75 106 0 188-25 245-75s86-122 86-215c0-62-18-114-53-157-35-42-84-71-147-86 56-13 99-39 130-78 31-38 47-85 47-140 0-77-27-138-82-183s-130-67-226-67zM43 17v965h130v-459h474v459h131v-965h-131v396h-474v-396zM2152 17l-230 47v119l231-47v736h-213v110h556v-110h-213v-855zM3882 103c56 0 100 14 131 42 32 28 48 67 48 117s-16 89-48 117c-31 28-75 42-131 42-57 0-101-14-132-42s-47-67-47-117 16-89 47-117 75-42 132-42zM1484 298v164h136v-164zM3882 524c62 0 111 17 146 50 36 33 54 79 54 137 0 57-18 103-54 137-35 33-84 49-146 49s-111-16-147-49c-35-33-53-79-53-137s18-104 53-137c36-33 85-50 147-50zM1484 818v164h136v-164zM339 1787c-106 0-189 24-249 73s-90 117-90 202c0 73 22 131 65 172 44 42 114 72 212 91l79 16c66 13 114 33 143 60s44 64 44 111c0 54-21 96-61 125-40 30-98 44-173 44-49 0-99-7-149-22-51-15-103-38-156-67v134c55 20 108 36 159 46 52 10 101 15 146 15 122 0 213-24 276-72s94-119 94-213c0-78-23-140-70-187-46-47-118-80-215-98l-79-16c-71-14-120-31-146-53-25-22-38-54-38-97 0-50 19-90 58-117 38-28 93-41 164-41 41 0 84 5 128 17s90 29 140 53v-127c-49-17-97-29-144-37s-93-12-138-12zM1997 1787c-38 0-80 5-125 16-46 11-95 26-148 48v131c52-29 101-50 146-64s89-22 130-22c57 0 104 17 140 49s54 74 54 125c0 32-8 64-25 96-16 33-45 72-87 119-22 25-76 81-162 168-85 86-152 155-202 206v110h613v-110h-456c105-107 187-191 244-250 58-60 92-96 103-109 39-48 66-90 81-125 15-36 22-74 22-113 0-84-29-151-89-200-59-50-139-75-239-75zM2606 1804v485c37-17 72-29 106-37 35-7 70-11 105-11 75 0 134 19 177 59 44 39 65 92 65 159s-21 121-65 160c-43 39-102 59-177 59-46 0-90-6-131-16s-82-26-120-47v131c44 14 88 24 130 31s83 10 124 10c117 0 208-28 273-86 65-57 97-138 97-242 0-101-32-181-94-240-63-59-149-88-256-88-19 0-38 2-57 5s-38 8-57 14v-236h393v-110zM3449 1804v485c36-17 71-29 106-37 35-7 70-11 105-11 74 0 133 19 177 59 43 39 65 92 65 159s-22 121-65 160c-44 39-103 59-177 59-47 0-90-6-132-16-41-10-81-26-120-47v131c45 14 88 24 130 31s84 10 124 10c118 0 209-28 273-86 65-57 97-138 97-242 0-101-31-181-94-240s-148-88-256-88c-19 0-38 2-57 5s-38 8-57 14v-236h393v-110zM1329 2084v165h136v-165zM1329 2605v164h136v-164zM2781 3573c-96 0-171 23-226 67-55 45-82 106-82 183 0 55 15 102 46 140 32 39 75 65 131 79-63 14-112 43-147 86-35 42-53 94-53 156 0 93 28 165 85 215 58 50 139 75 246 75 106 0 188-25 245-75s86-122 86-215c0-62-18-114-53-156-35-43-84-72-147-86 56-14 99-40 130-79 31-38 47-85 47-140 0-77-27-138-82-183-55-44-130-67-226-67zM3623 3573c-108 0-190 43-248 129-57 85-85 209-85 372 0 162 28 286 85 372 58 85 140 128 248 128s191-43 248-128c57-86 86-210 86-372 0-163-29-287-86-372-57-86-140-129-248-129zM43 3591v964h600v-110h-470v-854zM1894 3591l-231 46v119l232-46v735h-213v110h555v-110h-213v-854zM2781 3677c56 0 100 14 131 42 32 28 48 67 48 117s-16 88-48 116c-31 28-75 42-131 42-57 0-101-14-132-42s-46-66-46-116 15-89 46-117 75-42 132-42zM3623 3677c68 0 119 33 152 99 34 66 51 165 51 298 0 132-17 231-51 298-33 66-84 99-152 99-67 0-117-33-151-99-34-67-51-166-51-298 0-133 17-232 51-298s84-99 151-99zM1226 3871v164h136v-164zM2781 4097c62 0 111 17 147 50 35 33 53 79 53 137s-18 103-53 137c-36 33-85 50-147 50s-111-17-147-50c-35-33-53-79-53-137s18-104 53-137c36-33 85-50 147-50zM1226 4391v164h136v-164z">
          <text:p/>
        </draw:path>
        <draw:path draw:style-name="gr15" draw:text-style-name="P8" draw:layer="layout" svg:width="4.212cm" svg:height="4.573cm" svg:x="21.16cm" svg:y="18.684cm" svg:viewBox="0 0 4213 4574" svg:d="M2995 0c-38 0-80 5-126 16-45 11-94 27-147 48v132c52-29 100-51 145-65 46-14 89-21 130-21 58 0 105 16 141 48 36 33 54 74 54 126 0 31-9 63-25 96-17 32-46 72-88 119-22 25-75 81-161 167-85 86-153 155-202 206v110h612v-110h-455c105-107 186-190 244-250s92-96 103-108c39-49 66-90 80-126 15-35 23-73 23-113 0-83-30-150-89-200-60-50-139-75-239-75zM3882 0c-96 0-171 22-226 67s-82 106-82 183c0 55 15 102 46 140 32 39 75 65 131 78-63 15-112 44-147 86-35 43-53 95-53 157 0 93 28 165 85 215 58 50 139 75 246 75 106 0 188-25 245-75s86-122 86-215c0-62-18-114-53-157-35-42-84-71-147-86 56-13 99-39 130-78 31-38 47-85 47-140 0-77-27-138-82-183s-130-67-226-67zM43 17v965h130v-459h474v459h131v-965h-131v396h-474v-396zM2152 17l-230 47v119l231-47v736h-213v110h556v-110h-213v-855zM3882 103c56 0 100 14 131 42 32 28 48 67 48 117s-16 89-48 117c-31 28-75 42-131 42-57 0-101-14-132-42s-47-67-47-117 16-89 47-117 75-42 132-42zM1484 298v164h136v-164zM3882 524c62 0 111 17 146 50 36 33 54 79 54 137 0 57-18 103-54 137-35 33-84 49-146 49s-111-16-147-49c-35-33-53-79-53-137s18-104 53-137c36-33 85-50 147-50zM1484 818v164h136v-164zM339 1787c-106 0-189 24-249 73s-90 117-90 202c0 74 22 131 65 172 44 42 114 72 212 91l79 16c66 13 114 33 143 60s44 64 44 111c0 54-21 96-61 126-40 29-98 43-173 43-49 0-99-7-149-22-51-15-103-38-156-67v134c55 20 108 36 159 46 52 10 101 15 146 15 122 0 213-24 276-72s94-119 94-212c0-79-23-141-70-188-46-47-118-80-215-98l-79-16c-71-14-120-31-146-53-25-22-38-54-38-96 0-51 19-90 58-118 38-28 93-41 164-41 41 0 84 5 128 17s90 29 140 53v-127c-49-17-97-29-144-37s-93-12-138-12zM1997 1787c-38 0-80 5-125 16-46 11-95 27-148 48v131c52-28 101-50 146-64s89-22 130-22c57 0 104 17 140 49s54 74 54 125c0 32-8 64-25 97-16 32-45 71-87 118-22 25-76 81-162 168-85 86-152 155-202 206v110h613v-110h-456c105-107 187-191 244-250 58-60 92-96 103-109 39-48 66-90 81-125 15-36 22-73 22-113 0-84-29-150-89-200-59-50-139-75-239-75zM2606 1804v485c37-17 72-29 106-37 35-7 70-11 105-11 75 0 134 19 177 59 44 39 65 92 65 159s-21 121-65 160c-43 39-102 59-177 59-46 0-90-6-131-16s-82-26-120-47v131c44 14 88 24 130 31s83 10 124 10c117 0 208-28 273-85 65-58 97-139 97-243 0-101-32-180-94-239-63-59-149-89-256-89-19 0-38 2-57 5s-38 8-57 14v-236h393v-110zM3449 1804v485c36-17 71-29 106-37 35-7 70-11 105-11 74 0 133 19 177 59 43 39 65 92 65 159s-22 121-65 160c-44 39-103 59-177 59-47 0-90-6-132-16-41-10-81-26-120-47v131c45 14 88 24 130 31s84 10 124 10c118 0 209-28 273-85 65-58 97-139 97-243 0-101-31-180-94-239s-148-89-256-89c-19 0-38 2-57 5s-38 8-57 14v-236h393v-110zM1329 2085v164h136v-164zM1329 2605v164h136v-164zM1894 3573c-38 0-80 6-126 16-45 11-94 27-147 48v132c52-29 100-50 145-65 46-14 89-21 130-21 58 0 105 16 141 49 36 32 54 74 54 125 0 31-9 63-25 96-17 33-46 72-88 119-22 25-75 81-161 167-85 87-153 155-202 207v109h612v-109h-455c105-108 186-191 244-251 58-59 92-96 103-108 39-48 66-90 80-125 15-36 23-74 23-113 0-84-30-151-89-201-60-50-139-75-239-75zM2781 3573c-108 0-191 43-248 129-57 85-86 209-86 372 0 162 29 286 86 372 57 85 140 128 248 128s190-43 247-128c58-86 86-210 86-372 0-163-28-287-86-372-57-86-139-129-247-129zM3623 3573c-108 0-190 43-248 129-57 85-85 209-85 372 0 162 28 286 85 372 58 85 140 128 248 128s191-43 248-128c57-86 86-210 86-372 0-163-29-287-86-372-57-86-140-129-248-129zM43 3591v964h600v-109h-470v-855zM2781 3677c67 0 118 33 152 99s51 165 51 298c0 132-17 232-51 298s-85 99-152 99-118-33-152-99-50-166-50-298c0-133 16-232 50-298s85-99 152-99zM3623 3677c68 0 119 33 152 99 34 66 51 165 51 298 0 132-17 232-51 298-33 66-84 99-152 99-67 0-117-33-151-99s-51-166-51-298c0-133 17-232 51-298s84-99 151-99zM1226 3871v164h136v-164zM1226 4391v164h136v-164z">
          <text:p/>
        </draw:path>
        <draw:path draw:style-name="gr16" draw:text-style-name="P15" draw:layer="layout" svg:width="4.174cm" svg:height="5.722cm" svg:x="1cm" svg:y="23cm" svg:viewBox="0 0 4175 5723" svg:d="M2087 5723h1430c363 0 658-294 658-658v-4407c0-363-295-658-658-658h-2859c-363 0-658 295-658 658v4407c0 364 295 658 658 658z">
          <text:p/>
        </draw:path>
        <draw:path draw:style-name="gr17" draw:text-style-name="P16" draw:layer="layout" svg:width="5cm" svg:height="5cm" svg:x="0.357cm" svg:y="23.218cm" svg:viewBox="0 0 5001 5001" svg:d="M2501 5001h1842c363 0 658-295 658-658v-3685c0-363-295-658-658-658h-3685c-363 0-658 295-658 658v3685c0 363 295 658 658 658z">
          <text:p/>
        </draw:path>
        <draw:polygon draw:style-name="gr18" draw:text-style-name="P17" draw:layer="layout" svg:width="5cm" svg:height="5cm" svg:x="0.357cm" svg:y="23.218cm" svg:viewBox="0 0 5001 5001" draw:points="2501,5001 0,5001 0,0 5001,0 5001,5001">
          <text:p/>
        </draw:polygon>
        <draw:path draw:style-name="gr18" draw:text-style-name="P17" draw:layer="layout" svg:width="0.262cm" svg:height="0.068cm" svg:x="7.715cm" svg:y="22.913cm" svg:viewBox="0 0 263 69" svg:d="M186 0c-71 0-136 26-186 69 99-41 187-58 263-58-25-7-51-11-77-11z">
          <text:p/>
        </draw:path>
        <draw:path draw:style-name="gr19" draw:text-style-name="P18" draw:layer="layout" svg:width="5cm" svg:height="5cm" svg:x="5.357cm" svg:y="23.218cm" svg:viewBox="0 0 5001 5001" svg:d="M2501 5001h2215c157 0 285-128 285-285v-4431c0-157-128-285-285-285h-4431c-157 0-285 128-285 285v4431c0 157 128 285 285 285z">
          <text:p/>
        </draw:path>
        <draw:path draw:style-name="gr20" draw:text-style-name="P19" draw:layer="layout" svg:width="5cm" svg:height="5cm" svg:x="10.357cm" svg:y="23.218cm" svg:viewBox="0 0 5001 5001" svg:d="M2501 5001h2215c157 0 285-128 285-285v-4431c0-157-128-285-285-285h-4431c-157 0-285 128-285 285v4431c0 157 128 285 285 285z">
          <text:p/>
        </draw:path>
        <draw:path draw:style-name="gr21" draw:text-style-name="P20" draw:layer="layout" svg:width="5cm" svg:height="5cm" svg:x="15.357cm" svg:y="23.218cm" svg:viewBox="0 0 5001 5001" svg:d="M2501 5001h2215c157 0 285-128 285-285v-4431c0-157-128-285-285-285h-4431c-157 0-285 128-285 285v4431c0 157 128 285 285 285z">
          <text:p/>
        </draw:path>
        <draw:path draw:style-name="gr22" draw:text-style-name="P21" draw:layer="layout" svg:width="5cm" svg:height="5cm" svg:x="20.299cm" svg:y="23.3cm" svg:viewBox="0 0 5001 5001" svg:d="M2501 5001h2215c157 0 285-128 285-285v-4431c0-157-128-285-285-285h-4431c-157 0-285 128-285 285v4431c0 157 128 285 285 285z">
          <text:p/>
        </draw:path>
        <draw:polygon draw:style-name="gr8" draw:text-style-name="P8" draw:layer="layout" svg:width="15.282cm" svg:height="15.653cm" svg:x="2.948cm" svg:y="70.166cm" svg:viewBox="0 0 15283 15654" draw:points="7641,15654 0,15654 0,0 15283,0 15283,15654">
          <text:p/>
        </draw:polygon>
        <draw:polygon draw:style-name="gr8" draw:text-style-name="P8" draw:layer="layout" svg:width="6.431cm" svg:height="6.336cm" svg:x="2.948cm" svg:y="72.317cm" svg:viewBox="0 0 6432 6337" draw:points="3216,6337 0,6337 0,0 6432,0 6432,6337">
          <text:p/>
        </draw:polygon>
        <draw:polygon draw:style-name="gr8" draw:text-style-name="P8" draw:layer="layout" svg:width="8.152cm" svg:height="8.902cm" svg:x="2.948cm" svg:y="70.166cm" svg:viewBox="0 0 8153 8903" draw:points="4076,8903 0,8903 0,0 8153,0 8153,8903">
          <text:p/>
        </draw:polygon>
        <draw:polygon draw:style-name="gr8" draw:text-style-name="P8" draw:layer="layout" svg:width="15.282cm" svg:height="15.653cm" svg:x="2.948cm" svg:y="70.166cm" svg:viewBox="0 0 15283 15654" draw:points="7641,15654 0,15654 0,0 15283,0 15283,15654">
          <text:p/>
        </draw:polygon>
        <draw:polygon draw:style-name="gr8" draw:text-style-name="P8" draw:layer="layout" svg:width="4.883cm" svg:height="6.937cm" svg:x="2.948cm" svg:y="70.166cm" svg:viewBox="0 0 4884 6938" draw:points="2442,6938 0,6938 0,0 4884,0 4884,6938">
          <text:p/>
        </draw:polygon>
        <draw:polygon draw:style-name="gr8" draw:text-style-name="P8" draw:layer="layout" svg:width="15.282cm" svg:height="17.147cm" svg:x="2.948cm" svg:y="68.672cm" svg:viewBox="0 0 15283 17148" draw:points="7641,17148 0,17148 0,0 15283,0 15283,17148">
          <text:p/>
        </draw:polygon>
        <draw:frame draw:style-name="gr23" draw:text-style-name="P22" draw:layer="layout" svg:width="0.002cm" svg:height="0.848cm" svg:x="0.974cm" svg:y="5.872cm">
          <draw:text-box>
            <text:p/>
          </draw:text-box>
        </draw:frame>
        <draw:frame draw:style-name="gr23" draw:text-style-name="P22" draw:layer="layout" svg:width="0.002cm" svg:height="0.848cm" svg:x="0.974cm" svg:y="4.958cm">
          <draw:text-box>
            <text:p/>
          </draw:text-box>
        </draw:frame>
        <draw:frame draw:style-name="gr23" draw:text-style-name="P22" draw:layer="layout" svg:width="0.002cm" svg:height="0.848cm" svg:x="0.771cm" svg:y="5.507cm">
          <draw:text-box>
            <text:p/>
          </draw:text-box>
        </draw:frame>
        <draw:frame draw:style-name="gr23" draw:text-style-name="P22" draw:layer="layout" svg:width="0.002cm" svg:height="0.848cm" svg:x="0.771cm" svg:y="4.593cm">
          <draw:text-box>
            <text:p/>
          </draw:text-box>
        </draw:frame>
        <draw:frame draw:style-name="gr24" draw:text-style-name="P22" draw:layer="layout" svg:width="2cm" svg:height="0.225cm" svg:x="-7cm" svg:y="21.375cm">
          <draw:text-box>
            <text:p/>
          </draw:text-box>
        </draw:frame>
        <draw:frame draw:style-name="gr23" draw:text-style-name="P22" draw:layer="layout" svg:width="0.002cm" svg:height="0.848cm" svg:x="1.949cm" svg:y="19.413cm">
          <draw:text-box>
            <text:p/>
          </draw:text-box>
        </draw:frame>
        <draw:frame draw:style-name="gr25" draw:text-style-name="P22" draw:layer="layout" svg:width="1.6cm" svg:height="2.238cm" svg:x="-11.8cm" svg:y="28.862cm">
          <draw:text-box>
            <text:p/>
          </draw:text-box>
        </draw:frame>
        <draw:frame draw:style-name="gr26" draw:text-style-name="P24" draw:layer="layout" svg:width="3.393cm" svg:height="1.318cm" svg:x="0.797cm" svg:y="29.2cm">
          <draw:text-box>
            <text:p text:style-name="P23"><text:span text:style-name="T1">H:128</text:span></text:p>
          </draw:text-box>
        </draw:frame>
        <draw:frame draw:style-name="gr27" draw:text-style-name="P26" draw:layer="layout" svg:width="3.188cm" svg:height="1.6cm" svg:x="1.012cm" svg:y="31.2cm">
          <draw:text-box>
            <text:p text:style-name="P25"><text:span text:style-name="T2">S:88</text:span></text:p>
          </draw:text-box>
        </draw:frame>
        <draw:frame draw:style-name="gr28" draw:text-style-name="P24" draw:layer="layout" svg:width="3.6cm" svg:height="1.7cm" svg:x="0.9cm" svg:y="33.2cm">
          <draw:text-box draw:corner-radius="3.6cm">
            <text:p text:style-name="P23"><text:span text:style-name="T1">L:128</text:span></text:p>
          </draw:text-box>
        </draw:frame>
        <draw:frame draw:style-name="gr23" draw:text-style-name="P22" draw:layer="layout" svg:width="0.002cm" svg:height="0.848cm" svg:x="2.996cm" svg:y="29.666cm">
          <draw:text-box>
            <text:p/>
          </draw:text-box>
        </draw:frame>
        <draw:frame draw:style-name="gr23" draw:text-style-name="P22" draw:layer="layout" svg:width="0.002cm" svg:height="0.848cm" svg:x="2.996cm" svg:y="28.726cm">
          <draw:text-box>
            <text:p/>
          </draw:text-box>
        </draw:frame>
        <draw:frame draw:style-name="gr23" draw:text-style-name="P22" draw:layer="layout" svg:width="0.002cm" svg:height="0.848cm" svg:x="5.481cm" svg:y="28.862cm">
          <draw:text-box>
            <text:p/>
          </draw:text-box>
        </draw:frame>
        <draw:frame draw:style-name="gr29" draw:text-style-name="P26" draw:layer="layout" svg:width="3.393cm" svg:height="1.318cm" svg:x="6.1cm" svg:y="29.247cm">
          <draw:text-box>
            <text:p text:style-name="P25"><text:span text:style-name="T2">H:128</text:span></text:p>
          </draw:text-box>
        </draw:frame>
        <draw:frame draw:style-name="gr30" draw:text-style-name="P28" draw:layer="layout" svg:width="3.257cm" svg:height="1.318cm" svg:x="5.973cm" svg:y="31.657cm">
          <draw:text-box>
            <text:p text:style-name="P27"><text:span text:style-name="T3">S:108</text:span></text:p>
          </draw:text-box>
        </draw:frame>
        <draw:frame draw:style-name="gr29" draw:text-style-name="P24" draw:layer="layout" svg:width="3.173cm" svg:height="1.318cm" svg:x="5.8cm" svg:y="34.062cm">
          <draw:text-box>
            <text:p text:style-name="P23"><text:span text:style-name="T1">L:128</text:span></text:p>
          </draw:text-box>
        </draw:frame>
        <draw:frame draw:style-name="gr23" draw:text-style-name="P22" draw:layer="layout" svg:width="0.002cm" svg:height="0.848cm" svg:x="10.743cm" svg:y="28.789cm">
          <draw:text-box>
            <text:p/>
          </draw:text-box>
        </draw:frame>
        <draw:frame draw:style-name="gr29" draw:text-style-name="P26" draw:layer="layout" svg:width="3.393cm" svg:height="1.318cm" svg:x="10.836cm" svg:y="29.842cm">
          <draw:text-box>
            <text:p text:style-name="P25"><text:span text:style-name="T2">H:128</text:span></text:p>
          </draw:text-box>
        </draw:frame>
        <draw:frame draw:style-name="gr29" draw:text-style-name="P24" draw:layer="layout" svg:width="3.257cm" svg:height="1.318cm" svg:x="10.843cm" svg:y="31.882cm">
          <draw:text-box>
            <text:p text:style-name="P23"><text:span text:style-name="T1">S:128</text:span></text:p>
          </draw:text-box>
        </draw:frame>
        <draw:frame draw:style-name="gr31" draw:text-style-name="P26" draw:layer="layout" svg:width="3.173cm" svg:height="1.318cm" svg:x="10.743cm" svg:y="33.5cm">
          <draw:text-box>
            <text:p text:style-name="P25"><text:span text:style-name="T2">L:128</text:span></text:p>
          </draw:text-box>
        </draw:frame>
        <draw:frame draw:style-name="gr23" draw:text-style-name="P22" draw:layer="layout" svg:width="0.002cm" svg:height="0.848cm" svg:x="15.493cm" svg:y="28.643cm">
          <draw:text-box>
            <text:p/>
          </draw:text-box>
        </draw:frame>
        <draw:frame draw:style-name="gr29" draw:text-style-name="P24" draw:layer="layout" svg:width="3.393cm" svg:height="1.318cm" svg:x="15.307cm" svg:y="29.8cm">
          <draw:text-box>
            <text:p text:style-name="P23"><text:span text:style-name="T1">H:128</text:span></text:p>
          </draw:text-box>
        </draw:frame>
        <draw:frame draw:style-name="gr32" draw:text-style-name="P24" draw:layer="layout" svg:width="3.257cm" svg:height="1.318cm" svg:x="15.493cm" svg:y="31.8cm">
          <draw:text-box>
            <text:p text:style-name="P23"><text:span text:style-name="T1">S:148</text:span></text:p>
          </draw:text-box>
        </draw:frame>
        <draw:frame draw:style-name="gr33" draw:text-style-name="P26" draw:layer="layout" svg:width="3.173cm" svg:height="1.485cm" svg:x="15.427cm" svg:y="34.2cm">
          <draw:text-box>
            <text:p text:style-name="P25"><text:span text:style-name="T2">L:128</text:span></text:p>
          </draw:text-box>
        </draw:frame>
        <draw:frame draw:style-name="gr23" draw:text-style-name="P22" draw:layer="layout" svg:width="0.002cm" svg:height="0.848cm" svg:x="20.609cm" svg:y="28.789cm">
          <draw:text-box>
            <text:p/>
          </draw:text-box>
        </draw:frame>
        <draw:frame draw:style-name="gr34" draw:text-style-name="P26" draw:layer="layout" svg:width="3.393cm" svg:height="1.318cm" svg:x="20.609cm" svg:y="29cm">
          <draw:text-box>
            <text:p text:style-name="P25"><text:span text:style-name="T2">H:128</text:span></text:p>
          </draw:text-box>
        </draw:frame>
        <draw:frame draw:style-name="gr29" draw:text-style-name="P30" draw:layer="layout" svg:width="3.257cm" svg:height="1.318cm" svg:x="20.7cm" svg:y="31.9cm">
          <draw:text-box>
            <text:p text:style-name="P29"><text:span text:style-name="T3">S:168</text:span></text:p>
          </draw:text-box>
        </draw:frame>
        <draw:frame draw:style-name="gr29" draw:text-style-name="P30" draw:layer="layout" svg:width="3.173cm" svg:height="1.318cm" svg:x="20.827cm" svg:y="34.5cm">
          <draw:text-box>
            <text:p text:style-name="P29"><text:span text:style-name="T3">L:128</text:span></text:p>
          </draw:text-box>
        </draw:frame>
        <draw:frame draw:style-name="gr23" draw:text-style-name="P22" draw:layer="layout" svg:width="0.002cm" svg:height="0.848cm" svg:x="0.731cm" svg:y="6.06cm">
          <draw:text-box>
            <text:p/>
          </draw:text-box>
        </draw:frame>
        <draw:frame draw:style-name="gr29" draw:text-style-name="P32" draw:layer="layout" svg:width="2.673cm" svg:height="1.318cm" svg:x="1.469cm" svg:y="6.297cm">
          <draw:text-box>
            <text:p text:style-name="P31"><text:span text:style-name="T4">H:88</text:span></text:p>
          </draw:text-box>
        </draw:frame>
        <draw:frame draw:style-name="gr29" draw:text-style-name="P34" draw:layer="layout" svg:width="3.257cm" svg:height="1.318cm" svg:x="1.566cm" svg:y="8.7cm">
          <draw:text-box>
            <text:p text:style-name="P33"><text:span text:style-name="T5">S:128</text:span></text:p>
          </draw:text-box>
        </draw:frame>
        <draw:frame draw:style-name="gr29" draw:text-style-name="P34" draw:layer="layout" svg:width="3.173cm" svg:height="1.318cm" svg:x="1.621cm" svg:y="10.9cm">
          <draw:text-box>
            <text:p text:style-name="P33"><text:span text:style-name="T5">L:128</text:span></text:p>
          </draw:text-box>
        </draw:frame>
        <draw:frame draw:style-name="gr23" draw:text-style-name="P22" draw:layer="layout" svg:width="0.002cm" svg:height="0.848cm" svg:x="5.656cm" svg:y="5.957cm">
          <draw:text-box>
            <text:p/>
          </draw:text-box>
        </draw:frame>
        <draw:frame draw:style-name="gr35" draw:text-style-name="P24" draw:layer="layout" svg:width="3.393cm" svg:height="1.318cm" svg:x="6.213cm" svg:y="6.819cm">
          <draw:text-box>
            <text:p text:style-name="P23"><text:span text:style-name="T1">H:108</text:span></text:p>
          </draw:text-box>
        </draw:frame>
        <draw:frame draw:style-name="gr29" draw:text-style-name="P24" draw:layer="layout" svg:width="3.257cm" svg:height="1.318cm" svg:x="6.173cm" svg:y="8.9cm">
          <draw:text-box>
            <text:p text:style-name="P23"><text:span text:style-name="T1">S:128</text:span></text:p>
          </draw:text-box>
        </draw:frame>
        <draw:frame draw:style-name="gr29" draw:text-style-name="P34" draw:layer="layout" svg:width="3.173cm" svg:height="1.318cm" svg:x="6.021cm" svg:y="10.7cm">
          <draw:text-box>
            <text:p text:style-name="P33"><text:span text:style-name="T5">L:128</text:span></text:p>
          </draw:text-box>
        </draw:frame>
        <draw:frame draw:style-name="gr23" draw:text-style-name="P22" draw:layer="layout" svg:width="0.002cm" svg:height="0.848cm" svg:x="10.524cm" svg:y="5.768cm">
          <draw:text-box>
            <text:p/>
          </draw:text-box>
        </draw:frame>
        <draw:frame draw:style-name="gr23" draw:text-style-name="P22" draw:layer="layout" svg:width="0.002cm" svg:height="0.848cm" svg:x="10.524cm" svg:y="4.828cm">
          <draw:text-box>
            <text:p/>
          </draw:text-box>
        </draw:frame>
        <draw:frame draw:style-name="gr23" draw:text-style-name="P22" draw:layer="layout" svg:width="0.002cm" svg:height="0.848cm" svg:x="10.524cm" svg:y="6.482cm">
          <draw:text-box>
            <text:p/>
          </draw:text-box>
        </draw:frame>
        <draw:frame draw:style-name="gr23" draw:text-style-name="P22" draw:layer="layout" svg:width="0.002cm" svg:height="0.848cm" svg:x="10.67cm" svg:y="5.914cm">
          <draw:text-box>
            <text:p/>
          </draw:text-box>
        </draw:frame>
        <draw:frame draw:style-name="gr29" draw:text-style-name="P24" draw:layer="layout" svg:width="3.393cm" svg:height="1.318cm" svg:x="10.9cm" svg:y="6.162cm">
          <draw:text-box>
            <text:p text:style-name="P23"><text:span text:style-name="T1">H:128</text:span></text:p>
          </draw:text-box>
        </draw:frame>
        <draw:frame draw:style-name="gr36" draw:text-style-name="P24" draw:layer="layout" svg:width="3.257cm" svg:height="1.318cm" svg:x="11.2cm" svg:y="8.7cm">
          <draw:text-box>
            <text:p text:style-name="P23"><text:span text:style-name="T1">S:128</text:span></text:p>
          </draw:text-box>
        </draw:frame>
        <draw:frame draw:style-name="gr29" draw:text-style-name="P24" draw:layer="layout" svg:width="3.173cm" svg:height="1.318cm" svg:x="11.02cm" svg:y="10.862cm">
          <draw:text-box>
            <text:p text:style-name="P23"><text:span text:style-name="T1">L:128</text:span></text:p>
          </draw:text-box>
        </draw:frame>
        <draw:frame draw:style-name="gr23" draw:text-style-name="P22" draw:layer="layout" svg:width="0.002cm" svg:height="0.848cm" svg:x="16.151cm" svg:y="5.987cm">
          <draw:text-box>
            <text:p/>
          </draw:text-box>
        </draw:frame>
        <draw:frame draw:style-name="gr37" draw:text-style-name="P24" draw:layer="layout" svg:width="3.393cm" svg:height="1.318cm" svg:x="15.919cm" svg:y="6.6cm">
          <draw:text-box>
            <text:p text:style-name="P23"><text:span text:style-name="T1">H:148</text:span></text:p>
          </draw:text-box>
        </draw:frame>
        <draw:frame draw:style-name="gr29" draw:text-style-name="P34" draw:layer="layout" svg:width="3.257cm" svg:height="1.318cm" svg:x="16.3cm" svg:y="9cm">
          <draw:text-box>
            <text:p text:style-name="P33"><text:span text:style-name="T5">S:128</text:span></text:p>
          </draw:text-box>
        </draw:frame>
        <draw:frame draw:style-name="gr29" draw:text-style-name="P34" draw:layer="layout" svg:width="3.173cm" svg:height="1.318cm" svg:x="16.2cm" svg:y="11.178cm">
          <draw:text-box>
            <text:p text:style-name="P33"><text:span text:style-name="T5">L:128</text:span></text:p>
          </draw:text-box>
        </draw:frame>
        <draw:frame draw:style-name="gr23" draw:text-style-name="P22" draw:layer="layout" svg:width="0.002cm" svg:height="0.848cm" svg:x="21.413cm" svg:y="5.987cm">
          <draw:text-box>
            <text:p/>
          </draw:text-box>
        </draw:frame>
        <draw:frame draw:style-name="gr29" draw:text-style-name="P24" draw:layer="layout" svg:width="3.393cm" svg:height="1.318cm" svg:x="21.4cm" svg:y="6.362cm">
          <draw:text-box>
            <text:p text:style-name="P23"><text:span text:style-name="T1">H:168</text:span></text:p>
          </draw:text-box>
        </draw:frame>
        <draw:frame draw:style-name="gr29" draw:text-style-name="P24" draw:layer="layout" svg:width="3.257cm" svg:height="1.318cm" svg:x="21.2cm" svg:y="8.862cm">
          <draw:text-box>
            <text:p text:style-name="P23"><text:span text:style-name="T1">S:128</text:span></text:p>
          </draw:text-box>
        </draw:frame>
        <draw:frame draw:style-name="gr29" draw:text-style-name="P32" draw:layer="layout" svg:width="3.173cm" svg:height="1.318cm" svg:x="21.32cm" svg:y="11.031cm">
          <draw:text-box>
            <text:p text:style-name="P31"><text:span text:style-name="T4">L:128</text:span></text:p>
          </draw:text-box>
        </draw:frame>
        <draw:frame draw:style-name="gr23" draw:text-style-name="P22" draw:layer="layout" svg:width="0.002cm" svg:height="0.848cm" svg:x="2.844cm" svg:y="21.824cm">
          <draw:text-box>
            <text:p/>
          </draw:text-box>
        </draw:frame>
        <draw:frame draw:style-name="gr23" draw:text-style-name="P22" draw:layer="layout" svg:width="0.002cm" svg:height="0.848cm" svg:x="2.844cm" svg:y="20.884cm">
          <draw:text-box>
            <text:p/>
          </draw:text-box>
        </draw:frame>
        <draw:frame draw:style-name="gr23" draw:text-style-name="P22" draw:layer="layout" svg:width="0.002cm" svg:height="0.848cm" svg:x="36.794cm" svg:y="20.327cm">
          <draw:text-box>
            <text:p/>
          </draw:text-box>
        </draw:frame>
        <draw:frame draw:style-name="gr23" draw:text-style-name="P22" draw:layer="layout" svg:width="0.002cm" svg:height="0.848cm" svg:x="36.794cm" svg:y="19.387cm">
          <draw:text-box>
            <text:p/>
          </draw:text-box>
        </draw:frame>
        <draw:frame draw:style-name="gr23" draw:text-style-name="P22" draw:layer="layout" svg:width="0.002cm" svg:height="0.848cm" svg:x="3.387cm" svg:y="20.946cm">
          <draw:text-box>
            <text:p/>
          </draw:text-box>
        </draw:frame>
        <draw:frame draw:style-name="gr23" draw:text-style-name="P22" draw:layer="layout" svg:width="0.002cm" svg:height="0.848cm" svg:x="3.387cm" svg:y="20.006cm">
          <draw:text-box>
            <text:p/>
          </draw:text-box>
        </draw:frame>
        <draw:frame draw:style-name="gr23" draw:text-style-name="P22" draw:layer="layout" svg:width="0.002cm" svg:height="0.848cm" svg:x="0.982cm" svg:y="18.363cm">
          <draw:text-box>
            <text:p/>
          </draw:text-box>
        </draw:frame>
        <draw:frame draw:style-name="gr38" draw:text-style-name="P26" draw:layer="layout" svg:width="3.393cm" svg:height="1.318cm" svg:x="1.2cm" svg:y="18.5cm">
          <draw:text-box draw:corner-radius="0.618cm">
            <text:p text:style-name="P25"><text:span text:style-name="T2">H:128</text:span></text:p>
          </draw:text-box>
        </draw:frame>
        <draw:frame draw:style-name="gr39" draw:text-style-name="P26" draw:layer="layout" svg:width="3.257cm" svg:height="1.514cm" svg:x="1.243cm" svg:y="20.086cm">
          <draw:text-box>
            <text:p text:style-name="P25"><text:span text:style-name="T2">S:</text:span><text:span text:style-name="T2">255</text:span></text:p>
          </draw:text-box>
        </draw:frame>
        <draw:frame draw:style-name="gr40" draw:text-style-name="P26" draw:layer="layout" svg:width="3.173cm" svg:height="1.318cm" svg:x="1.227cm" svg:y="21.382cm">
          <draw:text-box draw:corner-radius="0.818cm">
            <text:p text:style-name="P25"><text:span text:style-name="T2">L:12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1" svg:font-family="sans-serif"/>
    <style:font-face style:name="Liberation Sans1" svg:font-family="'Liberation Sans'" style:font-pitch="variable"/>
    <style:font-face style:name="sans-serif" svg:font-family="sans-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IPAゴシック" style:font-family-complex="IPA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1-17T10:44:43.489235075</dc:date>
    <meta:editing-duration>PT4M54S</meta:editing-duration>
    <meta:editing-cycles>1</meta:editing-cycles>
    <meta:document-statistic meta:object-count="98"/>
    <meta:generator>LibreOffice/5.2.7.2$Linux_X86_64 LibreOffice_project/20m0$Build-2</meta:generator>
  </office:meta>
</office:document-meta>
</file>